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936" calcext:value-type="float">
            <text:p>139.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3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832" calcext:value-type="float">
            <text:p>138.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688" calcext:value-type="float">
            <text:p>138.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496" calcext:value-type="float">
            <text:p>138.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344" calcext:value-type="float">
            <text:p>138.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864" calcext:value-type="float">
            <text:p>137.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016" calcext:value-type="float">
            <text:p>138.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904" calcext:value-type="float">
            <text:p>137.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016" calcext:value-type="float">
            <text:p>134.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056" calcext:value-type="float">
            <text:p>130.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328" calcext:value-type="float">
            <text:p>129.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200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368" calcext:value-type="float">
            <text:p>128.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384" calcext:value-type="float">
            <text:p>125.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2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9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672" calcext:value-type="float">
            <text:p>126.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8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6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6928" calcext:value-type="float">
            <text:p>126.2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4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8208" calcext:value-type="float">
            <text:p>121.2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0533110454901</text:p>
          </table:table-cell>
          <table:table-cell office:value-type="string" calcext:value-type="string">
            <text:p>194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3344" calcext:value-type="float">
            <text:p>121.2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